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left="-0.005cm" fo:margin-right="0cm" fo:margin-top="0cm" fo:margin-bottom="0.423cm" fo:line-height="150%" fo:text-indent="0cm" style:auto-text-indent="false"/>
    </style:style>
    <style:style style:name="P2" style:family="paragraph" style:parent-style-name="Standard" style:list-style-name="WW8Num1">
      <style:paragraph-properties fo:margin-left="-0.005cm" fo:margin-right="0cm" fo:margin-top="0cm" fo:margin-bottom="0.423cm" fo:line-height="150%" fo:text-indent="0cm" style:auto-text-indent="false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Aprire il file <text:span text:style-name="T1">Sim9</text:span>.</text:p>
        </text:list-item>
        <text:list-item>
          <text:p text:style-name="P2">Nel foglio Valore futuro inserire una funzione finanziaria nella cella C7 per calcolare il valore futuro rispetto ai dati inseriti.<text:line-break/>Completare la tabella.</text:p>
        </text:list-item>
        <text:list-item>
          <text:p text:style-name="P2">Nel foglio Valore futuro creare due scenari: nel primo, chiamato Oggi, non ci sono modifiche, nel secondo, chiamato Domani, la cella C4 diventa 2.000.000.</text:p>
        </text:list-item>
        <text:list-item>
          <text:p text:style-name="P2">Ordina la tabella del foglio 2005 per valore e quindi per data.</text:p>
        </text:list-item>
        <text:list-item>
          <text:p text:style-name="P2">Nel foglio T01 applicare la formattazione condizionale all'intervallo J6:K62 in modo da avere con uno sfondo blu i valori superiori a 5.000.000.</text:p>
        </text:list-item>
        <text:list-item>
          <text:p text:style-name="P2">Nel grafico Centro storico cambiare l'asse della serie Arrivi 1 nell'asse secondario.<text:line-break/>Modificare il grafico in modo che l'asse orizzontale appaia in alto e le etichette di graduazione degli anni in alto.</text:p>
        </text:list-item>
        <text:list-item>
          <text:p text:style-name="P2">Esporta il foglio T01 come file csv.</text:p>
        </text:list-item>
        <text:list-item>
          <text:p text:style-name="P2">Dai il nome val.att alla cella C4 del foglio valore futuro.</text:p>
        </text:list-item>
        <text:list-item>
          <text:p text:style-name="P2">Per la tabella del foglio 2005 creare una tabella PIVOT dei dati.<text:line-break/>Inserire in riga l'ora, in colonna la data e in dati la media di valore.<text:line-break/>Inserire la tabella PIVOT in un nuovo foglio dal nome PIVOT.</text:p>
        </text:list-item>
        <text:list-item>
          <text:p text:style-name="P2">Cercare nella tabella originaria il valore errato (10..35) e correggerlo.<text:line-break/>Aggiornare la tabella PIVOT.</text:p>
        </text:list-item>
        <text:list-item>
          <text:p text:style-name="P2">Raggruppare la data per mese e le ore per 1 ora.</text:p>
        </text:list-item>
        <text:list-item>
          <text:p text:style-name="P2">Nella tabella 2003 ordina i dati per mese e quindi per valore.<text:line-break/>Aggiungi i subtotali per avere il conteggio delle voci per ogni mese e per ogni valore.</text:p>
        </text:list-item>
        <text:list-item>
          <text:p text:style-name="P2">Nel foglio 2005 utilizza la funzione CERCA.VERT per avere il valore del giorno 17/11/05.</text:p>
        </text:list-item>
        <text:list-item>
          <text:p text:style-name="P2">Utilizzare la funzione di consolidamento per sommare i dati delle celle B4:I9 dei fogli 15,16 e 17.<text:line-break/>Mantenere il collegamento con i dati originali.</text:p>
        </text:list-item>
        <text:list-item>
          <text:p text:style-name="P2">Fare in modo che tutte le celle del foglio 15-&gt;17 siano sbloccate ad eccezione della cella A3.<text:line-break/>Proteggere il foglio.</text:p>
        </text:list-item>
        <text:list-item>
          <text:p text:style-name="P2">Nel foglio 2004 utilizzare un filtro avanzato per visualizzare solo i valori maggiori di 100 del mese di ottobre.</text:p>
        </text:list-item>
        <text:list-item>
          <text:p text:style-name="P2">Nel foglio T01 utilizzare una funzione database per calcolare la media di Arrivi 1 per gli anni anteriori al 1970 in cui le presenze hanno superato 1.500.000 unità.</text:p>
        </text:list-item>
        <text:list-item>
          <text:p text:style-name="P2">Selezionare le celle A3:I9 del foglio 15-&gt;17 e incollarle come collegamento in una nuova cartella.<text:line-break/>Salvare il nuovo file con il nome 15-17.</text:p>
        </text:list-item>
        <text:list-item>
          <text:p text:style-name="P2">Eliminare il commento della cella A1 nel foglio Valore futur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T1" style:family="text">
      <style:text-properties style:text-outline="true" style:font-name="Comic Sans MS" fo:font-size="16pt" fo:font-weight="bold" style:font-size-asian="16pt" style:font-weight-asian="bold" style:font-size-complex="16pt"/>
    </style: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1.49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3cm" fo:margin-bottom="0.654cm" style:dynamic-spacing="true"/>
      </style:header-style>
      <style:footer-style>
        <style:header-footer-properties fo:min-height="0.753cm" fo:margin-top="0.654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SIMULAZIONE 9<text:line-break/>(Foglio Elettronico Avanzato)</text:span></text:p>
        <text:p text:style-name="Standard"/>
      </style:header>
      <style:footer>
        <text:p text:style-name="Footer"><text:tab/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SIMULAZIONE 5</dc:title>
    <meta:initial-creator>Marco</meta:initial-creator>
    <meta:creation-date>2006-05-19T02:10:00</meta:creation-date>
    <dc:creator>Marco</dc:creator>
    <dc:date>2006-07-14T12:35:00</dc:date>
    <dc:language>it-IT</dc:language>
    <meta:editing-cycles>4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1" meta:word-count="380" meta:character-count="2218"/>
  </office:meta>
</office:document-meta>
</file>